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Title">
      <style:text-properties fo:font-size="20pt" officeooo:paragraph-rsid="0002642c" style:font-size-asian="20pt" style:font-size-complex="20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officeooo:rsid="00060bb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9e5a003-7fff-68c8-3bde-9adc1da11968"/>Electric Garden Probe Cable Specification</text:p>
      <text:h text:style-name="Heading_20_1" text:outline-level="1">Overview</text:h>
      <text:list xml:id="list56170873" text:style-name="L1">
        <text:list-item>
          <text:p text:style-name="P3">4-core flexible cable, shield not essential.</text:p>
        </text:list-item>
        <text:list-item>
          <text:p text:style-name="P3">Outdoor quality cable preferred, but not essential</text:p>
        </text:list-item>
        <text:list-item>
          <text:p text:style-name="P3">Outer diameter must be slightly less than 4 mm to fit through an existing 4.0 mm hole.</text:p>
        </text:list-item>
        <text:list-item>
          <text:p text:style-name="P3">Overall length: 1 m nominal.</text:p>
        </text:list-item>
        <text:list-item>
          <text:p text:style-name="P3">One end has jacket removed and bare ends to solder to a PCB.</text:p>
        </text:list-item>
        <text:list-item>
          <text:p text:style-name="P3">One end has a 4-way Molex Milligrid 51110-0452 with contacts Molex 50394-8100 crimped on.</text:p>
        </text:list-item>
        <text:list-item>
          <text:p text:style-name="P3">Molex end has heat-shrink over</text:p>
        </text:list-item>
      </text:list>
      <text:h text:style-name="P1" text:outline-level="1">Details</text:h>
      <text:list xml:id="list3091093419" text:style-name="L2">
        <text:list-item>
          <text:p text:style-name="P4">4-core flexible cable, shield not essential.</text:p>
        </text:list-item>
        <text:list-item>
          <text:p text:style-name="P4">Outdoor quality cable preferred, but not essential.</text:p>
        </text:list-item>
        <text:list-item>
          <text:p text:style-name="P4">Outside diameter must be slightly less than 4 mm to make a snug fit in an existing 4.0 mm hole in a box without a cable gland. <text:span text:style-name="T1">My prototype is 3.7 mm diameter. </text:span>The inside of the box is filled with a 2-part polyurethane potting compound. This is quite runny, and we do not want it to leak out while it is setting (about 2 hours before is skins enough to stop flowing).</text:p>
        </text:list-item>
        <text:list-item>
          <text:p text:style-name="P4">The conductor and insulation size is not critical as voltage and current are low (less than 5 V, less than 25 mA). For prototypes, I used CNC products 2725-2828-BL-01000-A (I bought this from Digikey https://www.digikey.co.nz/products/en?keywords=CN230B-25-ND). This is a shielded cable usually used for USB cables, but I am open to other suggestions.</text:p>
        </text:list-item>
        <text:list-item>
          <text:p text:style-name="P4">Preferred core colours: black, red <text:span text:style-name="T1">are essential</text:span>, green, white <text:span text:style-name="T1">suggested</text:span>, but I am open to suggestions.</text:p>
        </text:list-item>
        <text:list-item>
          <text:p text:style-name="P4">Length of cable is 1 m before stripping.</text:p>
        </text:list-item>
        <text:list-item>
          <text:p text:style-name="P4">One end has the jacket (and shield if necessary) stripped back 11 mm. Each inner wire is stripped 2 mm, leaving 9 mm of insulation on each inner wire. Bare ends are tinned.</text:p>
        </text:list-item>
        <text:list-item>
          <text:p text:style-name="P4">One end has cover and shield stripped back 20 mm. Each inner wire is stripped a few millimetres and Molex contact 50394-8100 (loose) or 50394-8051 (chain) crimped on.</text:p>
        </text:list-item>
        <text:list-item>
          <text:p text:style-name="P4">Molex contacts are inserted into housing Molex Milligrid 51110-0452.</text:p>
          <text:list>
            <text:list-item>
              <text:p text:style-name="P4">1 - black</text:p>
            </text:list-item>
            <text:list-item>
              <text:p text:style-name="P4">2 - green/<text:span text:style-name="T1">blue/other</text:span></text:p>
            </text:list-item>
            <text:list-item>
              <text:p text:style-name="P4">3 - white/<text:span text:style-name="T1">yellow/other</text:span></text:p>
            </text:list-item>
            <text:list-item>
              <text:p text:style-name="P4">4 - red</text:p>
            </text:list-item>
          </text:list>
        </text:list-item>
        <text:list-item>
          <text:p text:style-name="P4">Molex connector end has approximately 20 mm of heat-shrink, half on the jacket, half on the individual inner wires.</text:p>
        </text:list-item>
        <text:list-item>
          <text:p text:style-name="P4">Molex connector mates with an existing part, so I cannot change that part.</text:p>
        </text:list-item>
      </text:list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Noto Sans CJK SC Regular" style:font-family-asian="'Noto Sans CJK SC Regular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5:47:44.504635825</meta:creation-date>
    <dc:date>2018-08-30T11:31:06.516501537</dc:date>
    <meta:editing-duration>PT55M1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372" meta:character-count="2075" meta:non-whitespace-character-count="1749"/>
  </office:meta>
</office:document-meta>
</file>